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ato" officeooo:rsid="0010bed6" officeooo:paragraph-rsid="0010bed6"/>
    </style:style>
    <style:style style:name="P2" style:family="paragraph" style:parent-style-name="Standard">
      <style:text-properties style:font-name="Lato" fo:font-weight="bold" officeooo:rsid="0010bed6" officeooo:paragraph-rsid="0010bed6" style:font-weight-asian="bold" style:font-weight-complex="bold"/>
    </style:style>
    <style:style style:name="P3" style:family="paragraph" style:parent-style-name="Standard">
      <style:text-properties style:font-name="Lato" fo:font-weight="bold" officeooo:rsid="0011d94e" officeooo:paragraph-rsid="0011d94e" style:font-weight-asian="bold" style:font-weight-complex="bold"/>
    </style:style>
    <style:style style:name="P4" style:family="paragraph" style:parent-style-name="Standard">
      <style:text-properties style:font-name="Lato" fo:font-weight="bold" officeooo:rsid="00183e9a" officeooo:paragraph-rsid="00183e9a" style:font-weight-asian="bold" style:font-weight-complex="bold"/>
    </style:style>
    <style:style style:name="P5" style:family="paragraph" style:parent-style-name="Standard">
      <style:text-properties style:font-name="Lato" fo:font-weight="bold" officeooo:rsid="00183e9a" officeooo:paragraph-rsid="001ad632" style:font-weight-asian="bold" style:font-weight-complex="bold"/>
    </style:style>
    <style:style style:name="P6" style:family="paragraph" style:parent-style-name="Standard">
      <style:text-properties style:font-name="Lato" fo:font-weight="bold" officeooo:rsid="001c3781" officeooo:paragraph-rsid="001c3781" style:font-weight-asian="bold" style:font-weight-complex="bold"/>
    </style:style>
    <style:style style:name="P7" style:family="paragraph" style:parent-style-name="Standard">
      <style:text-properties style:font-name="Lato" officeooo:rsid="0011d94e" officeooo:paragraph-rsid="0011d94e"/>
    </style:style>
    <style:style style:name="P8" style:family="paragraph" style:parent-style-name="Standard">
      <style:text-properties style:font-name="Lato" officeooo:rsid="0013bee0" officeooo:paragraph-rsid="0013bee0"/>
    </style:style>
    <style:style style:name="P9" style:family="paragraph" style:parent-style-name="Standard">
      <style:text-properties style:font-name="Lato" officeooo:rsid="00140426" officeooo:paragraph-rsid="00140426"/>
    </style:style>
    <style:style style:name="P10" style:family="paragraph" style:parent-style-name="Standard">
      <style:text-properties style:font-name="Lato" officeooo:rsid="00183e9a" officeooo:paragraph-rsid="00183e9a"/>
    </style:style>
    <style:style style:name="P11" style:family="paragraph" style:parent-style-name="Standard">
      <style:text-properties style:font-name="Lato" officeooo:rsid="00183e9a" officeooo:paragraph-rsid="0018c6c8"/>
    </style:style>
    <style:style style:name="P12" style:family="paragraph" style:parent-style-name="Standard">
      <style:text-properties style:font-name="Lato" officeooo:rsid="0018c6c8" officeooo:paragraph-rsid="0018c6c8"/>
    </style:style>
    <style:style style:name="P13" style:family="paragraph" style:parent-style-name="Standard">
      <style:paragraph-properties style:line-height-at-least="0.503cm"/>
      <style:text-properties fo:color="#d4d4d4" style:font-name="Lato" fo:font-size="12pt" fo:font-weight="normal" fo:background-color="#1e1e1e" style:font-size-asian="12pt" style:font-size-complex="12pt"/>
    </style:style>
    <style:style style:name="P14" style:family="paragraph" style:parent-style-name="Standard">
      <style:text-properties fo:color="#000000" style:font-name="Lato" fo:font-size="12pt" fo:font-style="normal" fo:background-color="transparent" style:font-size-asian="12pt" style:font-style-asian="normal" style:font-size-complex="12pt" style:font-style-complex="normal"/>
    </style:style>
    <style:style style:name="P15" style:family="paragraph" style:parent-style-name="Standard">
      <style:text-properties fo:color="#000000" style:font-name="Lato" fo:font-size="12pt" fo:font-style="normal" officeooo:rsid="00140426" officeooo:paragraph-rsid="00140426" fo:background-color="transparent" style:font-size-asian="12pt" style:font-style-asian="normal" style:font-size-complex="12pt" style:font-style-complex="normal"/>
    </style:style>
    <style:style style:name="P16" style:family="paragraph" style:parent-style-name="Standard">
      <style:text-properties fo:color="#000000" style:font-name="Lato" fo:font-size="12pt" fo:font-weight="normal" officeooo:rsid="00214ffd" officeooo:paragraph-rsid="00248c90" fo:background-color="transparent" style:font-size-asian="12pt" style:font-weight-asian="bold" style:font-size-complex="12pt" style:font-weight-complex="bold"/>
    </style:style>
    <style:style style:name="P17" style:family="paragraph" style:parent-style-name="Standard">
      <style:text-properties fo:color="#000000" style:font-name="Lato" fo:font-size="12pt" fo:font-weight="normal" officeooo:paragraph-rsid="001c8193" fo:background-color="transparent" style:font-size-asian="12pt" style:font-size-complex="12pt"/>
    </style:style>
    <style:style style:name="P18" style:family="paragraph" style:parent-style-name="Standard">
      <style:text-properties fo:color="#000000" style:font-name="Lato" fo:font-size="12pt" fo:font-weight="normal" officeooo:rsid="0021ccb4" officeooo:paragraph-rsid="0021ccb4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text-properties fo:color="#000000" style:font-name="Lato" fo:font-size="12pt" fo:font-weight="bold" officeooo:rsid="00183e9a" officeooo:paragraph-rsid="001c8193" fo:background-color="transparent" style:font-size-asian="12pt" style:font-weight-asian="bold" style:font-size-complex="12pt" style:font-weight-complex="bold"/>
    </style:style>
    <style:style style:name="P20" style:family="paragraph" style:parent-style-name="Standard">
      <style:text-properties fo:color="#000000" style:font-name="Lato" fo:font-size="12pt" fo:font-weight="bold" officeooo:rsid="00183e9a" officeooo:paragraph-rsid="00203474" fo:background-color="transparent" style:font-size-asian="12pt" style:font-weight-asian="bold" style:font-size-complex="12pt" style:font-weight-complex="bold"/>
    </style:style>
    <style:style style:name="P21" style:family="paragraph" style:parent-style-name="Standard">
      <style:text-properties fo:color="#000000" style:font-name="Lato" fo:font-size="12pt" fo:font-weight="bold" officeooo:rsid="001e6d01" officeooo:paragraph-rsid="001ebe1b" fo:background-color="transparent" style:font-size-asian="12pt" style:font-weight-asian="bold" style:font-size-complex="12pt" style:font-weight-complex="bold"/>
    </style:style>
    <style:style style:name="P22" style:family="paragraph" style:parent-style-name="Standard">
      <style:text-properties fo:color="#000000" style:font-name="Lato" fo:font-size="12pt" fo:font-weight="bold" officeooo:rsid="00214ffd" officeooo:paragraph-rsid="00223bcb" fo:background-color="transparent" style:font-size-asian="12pt" style:font-weight-asian="bold" style:font-size-complex="12pt" style:font-weight-complex="bold"/>
    </style:style>
    <style:style style:name="P23" style:family="paragraph" style:parent-style-name="Standard">
      <style:text-properties fo:color="#000000" style:font-name="Lato" fo:font-size="12pt" fo:font-weight="bold" officeooo:rsid="0021ccb4" officeooo:paragraph-rsid="0021ccb4" fo:background-color="transparent" style:font-size-asian="12pt" style:font-weight-asian="bold" style:font-size-complex="12pt" style:font-weight-complex="bold"/>
    </style:style>
    <style:style style:name="P24" style:family="paragraph" style:parent-style-name="Standard">
      <style:text-properties fo:color="#000000" style:font-name="Lato" fo:font-size="12pt" fo:font-weight="bold" officeooo:rsid="0021ccb4" officeooo:paragraph-rsid="0024e454" fo:background-color="transparent" style:font-size-asian="12pt" style:font-weight-asian="bold" style:font-size-complex="12pt" style:font-weight-complex="bold"/>
    </style:style>
    <style:style style:name="P25" style:family="paragraph" style:parent-style-name="Standard">
      <style:text-properties fo:color="#000000" style:font-name="Lato" fo:font-size="12pt" fo:font-weight="bold" officeooo:rsid="00263ed8" officeooo:paragraph-rsid="00275352" fo:background-color="transparent" style:font-size-asian="12pt" style:font-weight-asian="bold" style:font-size-complex="12pt" style:font-weight-complex="bold"/>
    </style:style>
    <style:style style:name="P26" style:family="paragraph" style:parent-style-name="Standard">
      <style:text-properties fo:color="#000000" style:font-name="Lato" fo:font-size="12pt" fo:font-weight="bold" officeooo:rsid="00263ed8" officeooo:paragraph-rsid="0027f48f" fo:background-color="transparent" style:font-size-asian="12pt" style:font-weight-asian="bold" style:font-size-complex="12pt" style:font-weight-complex="bold"/>
    </style:style>
    <style:style style:name="P27" style:family="paragraph" style:parent-style-name="Standard">
      <style:text-properties fo:color="#000000" style:font-name="Lato" fo:font-size="12pt" fo:font-weight="bold" officeooo:paragraph-rsid="00263ed8" fo:background-color="transparent"/>
    </style:style>
    <style:style style:name="P28" style:family="paragraph" style:parent-style-name="Standard">
      <style:text-properties fo:color="#000000" style:font-name="Lato" fo:font-size="12pt" fo:font-weight="bold" officeooo:paragraph-rsid="00259e08" fo:background-color="transparent"/>
    </style:style>
    <style:style style:name="P29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P30" style:family="paragraph" style:parent-style-name="Standard">
      <style:text-properties fo:color="#000000" style:font-name="Lato" fo:font-size="12pt" fo:font-style="normal" fo:font-weight="normal" officeooo:rsid="0016370f" officeooo:paragraph-rsid="00140426" fo:background-color="transparent" style:font-size-asian="12pt" style:font-style-asian="normal" style:font-size-complex="12pt" style:font-style-complex="normal"/>
    </style:style>
    <style:style style:name="P31" style:family="paragraph" style:parent-style-name="Standard">
      <style:text-properties fo:color="#000000" style:font-name="Lato" fo:font-size="12pt" fo:font-style="normal" fo:font-weight="normal" officeooo:rsid="0016f210" officeooo:paragraph-rsid="00140426" fo:background-color="transparent" style:font-size-asian="12pt" style:font-style-asian="normal" style:font-size-complex="12pt" style:font-style-complex="normal"/>
    </style:style>
    <style:style style:name="P32" style:family="paragraph" style:parent-style-name="Standard">
      <style:text-properties fo:color="#000000" style:font-name="Lato" fo:font-size="12pt" fo:font-weight="normal" officeooo:rsid="001c3781" officeooo:paragraph-rsid="001c3781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style:text-properties fo:color="#000000" style:font-name="Lato" fo:font-size="12pt" fo:font-weight="normal" officeooo:rsid="001c8193" officeooo:paragraph-rsid="001c8193" fo:background-color="transparent" style:font-size-asian="12pt" style:font-weight-asian="normal" style:font-size-complex="12pt" style:font-weight-complex="normal"/>
    </style:style>
    <style:style style:name="P34" style:family="paragraph" style:parent-style-name="Standard">
      <style:text-properties fo:color="#000000" style:font-name="Lato" fo:font-size="12pt" fo:font-weight="normal" officeooo:rsid="001e6d01" officeooo:paragraph-rsid="001e6d01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text-properties fo:color="#000000" style:font-name="Lato" fo:font-size="12pt" fo:font-weight="normal" officeooo:rsid="001ebe1b" officeooo:paragraph-rsid="001ebe1b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text-properties fo:color="#000000" style:font-name="Lato" fo:font-size="12pt" fo:font-weight="normal" officeooo:rsid="00214ffd" officeooo:paragraph-rsid="00214ffd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style:text-properties fo:color="#000000" style:font-name="Lato" fo:font-size="12pt" fo:font-weight="normal" officeooo:rsid="00223bcb" officeooo:paragraph-rsid="00223bcb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text-properties fo:color="#000000" style:font-name="Lato" fo:font-size="12pt" fo:font-weight="normal" officeooo:rsid="00223bcb" officeooo:paragraph-rsid="00214ffd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text-properties fo:color="#000000" style:font-name="Lato" fo:font-size="12pt" fo:font-weight="normal" officeooo:rsid="00248c90" officeooo:paragraph-rsid="00248c90" fo:background-color="transparent" style:font-size-asian="12pt" style:font-weight-asian="normal" style:font-size-complex="12pt" style:font-weight-complex="normal"/>
    </style:style>
    <style:style style:name="P40" style:family="paragraph" style:parent-style-name="Standard">
      <style:text-properties fo:color="#000000" style:font-name="Lato" fo:font-size="12pt" fo:font-weight="normal" officeooo:rsid="0024e454" officeooo:paragraph-rsid="0024e454" fo:background-color="transparent" style:font-size-asian="12pt" style:font-weight-asian="normal" style:font-size-complex="12pt" style:font-weight-complex="normal"/>
    </style:style>
    <style:style style:name="P41" style:family="paragraph" style:parent-style-name="Standard">
      <style:text-properties fo:color="#000000" style:font-name="Lato" fo:font-size="12pt" fo:font-weight="normal" officeooo:rsid="00259e08" officeooo:paragraph-rsid="0024e454" fo:background-color="transparent" style:font-size-asian="12pt" style:font-weight-asian="normal" style:font-size-complex="12pt" style:font-weight-complex="normal"/>
    </style:style>
    <style:style style:name="P42" style:family="paragraph" style:parent-style-name="Standard">
      <style:text-properties fo:color="#000000" style:font-name="Lato" fo:font-size="12pt" fo:font-weight="normal" officeooo:rsid="00259e08" officeooo:paragraph-rsid="00259e08" fo:background-color="transparent" style:font-size-asian="12pt" style:font-weight-asian="normal" style:font-size-complex="12pt" style:font-weight-complex="normal"/>
    </style:style>
    <style:style style:name="P43" style:family="paragraph" style:parent-style-name="Standard">
      <style:text-properties fo:color="#000000" style:font-name="Lato" fo:font-size="12pt" fo:font-weight="normal" officeooo:rsid="00263ed8" officeooo:paragraph-rsid="00263ed8" fo:background-color="transparent" style:font-size-asian="12pt" style:font-weight-asian="normal" style:font-size-complex="12pt" style:font-weight-complex="normal"/>
    </style:style>
    <style:style style:name="P44" style:family="paragraph" style:parent-style-name="Standard">
      <style:text-properties fo:color="#000000" style:font-name="Lato" fo:font-size="12pt" fo:font-weight="normal" officeooo:rsid="002a3c85" officeooo:paragraph-rsid="002a3c85" fo:background-color="transparent" style:font-size-asian="12pt" style:font-weight-asian="normal" style:font-size-complex="12pt" style:font-weight-complex="normal"/>
    </style:style>
    <style:style style:name="P45" style:family="paragraph" style:parent-style-name="Standard">
      <style:text-properties fo:color="#000000" style:font-name="Lato" fo:font-size="12pt" fo:font-weight="normal" officeooo:rsid="002a3c85" officeooo:paragraph-rsid="002a3ce4" fo:background-color="transparent" style:font-size-asian="12pt" style:font-weight-asian="normal" style:font-size-complex="12pt" style:font-weight-complex="normal"/>
    </style:style>
    <style:style style:name="P46" style:family="paragraph" style:parent-style-name="Standard">
      <style:text-properties fo:color="#000000" style:font-name="Lato" fo:font-size="12pt" fo:font-weight="normal" officeooo:rsid="002bd40e" officeooo:paragraph-rsid="002bd40e" fo:background-color="transparent" style:font-size-asian="12pt" style:font-weight-asian="normal" style:font-size-complex="12pt" style:font-weight-complex="normal"/>
    </style:style>
    <style:style style:name="P47" style:family="paragraph" style:parent-style-name="Standard">
      <style:text-properties fo:color="#000000" style:font-name="Lato" fo:font-size="12pt" fo:font-weight="normal" officeooo:rsid="002c2928" officeooo:paragraph-rsid="002c2928" fo:background-color="transparent" style:font-size-asian="12pt" style:font-weight-asian="normal" style:font-size-complex="12pt" style:font-weight-complex="normal"/>
    </style:style>
    <style:style style:name="P48" style:family="paragraph" style:parent-style-name="Standard">
      <style:text-properties fo:color="#000000" style:font-name="Lato" fo:font-size="12pt" fo:font-weight="normal" officeooo:rsid="002ced3e" officeooo:paragraph-rsid="002ced3e" fo:background-color="transparent" style:font-size-asian="12pt" style:font-weight-asian="normal" style:font-size-complex="12pt" style:font-weight-complex="normal"/>
    </style:style>
    <style:style style:name="P49" style:family="paragraph" style:parent-style-name="Standard">
      <style:text-properties fo:color="#000000" style:font-name="Lato" fo:font-size="12pt" fo:font-weight="normal" officeooo:rsid="00309de2" officeooo:paragraph-rsid="00309de2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text-properties fo:color="#000000" style:font-name="Lato" fo:font-size="12pt" fo:font-weight="normal" officeooo:rsid="00309de2" officeooo:paragraph-rsid="00309de2" fo:background-color="transparent" style:font-size-asian="12pt" style:font-weight-asian="normal" style:font-size-complex="12pt" style:font-weight-complex="normal"/>
    </style:style>
    <style:style style:name="P51" style:family="paragraph" style:parent-style-name="Standard">
      <style:text-properties fo:color="#000000" style:font-name="Lato" fo:font-size="12pt" fo:font-weight="normal" officeooo:rsid="00309de2" officeooo:paragraph-rsid="0033e9f8" fo:background-color="transparent" style:font-size-asian="12pt" style:font-weight-asian="normal" style:font-size-complex="12pt" style:font-weight-complex="normal"/>
    </style:style>
    <style:style style:name="P52" style:family="paragraph" style:parent-style-name="Standard">
      <style:text-properties fo:color="#000000" style:font-name="Lato" fo:font-size="12pt" fo:font-weight="normal" officeooo:rsid="003382d5" officeooo:paragraph-rsid="003382d5" fo:background-color="transparent" style:font-size-asian="12pt" style:font-weight-asian="normal" style:font-size-complex="12pt" style:font-weight-complex="normal"/>
    </style:style>
    <style:style style:name="P53" style:family="paragraph" style:parent-style-name="Standard">
      <style:text-properties fo:color="#000000" style:font-name="Lato" fo:font-size="12pt" fo:font-weight="normal" officeooo:rsid="0033e9f8" officeooo:paragraph-rsid="0033e9f8" fo:background-color="transparent" style:font-size-asian="12pt" style:font-weight-asian="normal" style:font-size-complex="12pt" style:font-weight-complex="normal"/>
    </style:style>
    <style:style style:name="P54" style:family="paragraph" style:parent-style-name="Standard">
      <style:text-properties fo:color="#000000" style:font-name="Lato" fo:font-size="12pt" fo:font-weight="normal" officeooo:rsid="003485cd" officeooo:paragraph-rsid="003485cd" fo:background-color="transparent" style:font-size-asian="12pt" style:font-weight-asian="normal" style:font-size-complex="12pt" style:font-weight-complex="normal"/>
    </style:style>
    <style:style style:name="P55" style:family="paragraph" style:parent-style-name="Standard">
      <style:text-properties fo:color="#000000" style:font-name="Lato" fo:font-size="12pt" fo:font-weight="normal" officeooo:paragraph-rsid="00309de2" fo:background-color="transparent"/>
    </style:style>
    <style:style style:name="P56" style:family="paragraph" style:parent-style-name="Standard">
      <style:text-properties fo:color="#000000" style:font-name="Lato" fo:font-size="12pt" fo:font-weight="normal" officeooo:rsid="003268d9" officeooo:paragraph-rsid="003268d9" fo:background-color="transparent"/>
    </style:style>
    <style:style style:name="P57" style:family="paragraph" style:parent-style-name="Standard">
      <style:text-properties fo:color="#000000" style:font-name="Lato" fo:font-size="12pt" fo:font-weight="normal" officeooo:rsid="003268d9" officeooo:paragraph-rsid="003268d9" fo:background-color="transparent"/>
    </style:style>
    <style:style style:name="P58" style:family="paragraph" style:parent-style-name="Standard">
      <style:text-properties fo:color="#000000" style:font-name="Lato" fo:font-size="12pt" fo:font-weight="normal" officeooo:paragraph-rsid="0033e9f8" fo:background-color="transparent"/>
    </style:style>
    <style:style style:name="P59" style:family="paragraph" style:parent-style-name="Standard">
      <style:text-properties fo:color="#000000" style:font-name="Lato" fo:font-size="12pt" fo:font-weight="normal" officeooo:paragraph-rsid="003485cd" fo:background-color="transparent"/>
    </style:style>
    <style:style style:name="P60" style:family="paragraph" style:parent-style-name="Standard">
      <style:text-properties fo:color="#000000" style:font-name="Lato" fo:font-size="12pt" fo:font-weight="normal" officeooo:rsid="003485cd" officeooo:paragraph-rsid="003485cd" fo:background-color="transparent"/>
    </style:style>
    <style:style style:name="P61" style:family="paragraph" style:parent-style-name="Standard">
      <style:text-properties fo:color="#000000" style:font-name="Lato" fo:font-size="12pt" fo:font-weight="normal" officeooo:rsid="0028763c" officeooo:paragraph-rsid="00259e08" fo:background-color="#ffffff" style:font-size-asian="12pt" style:font-weight-asian="normal" style:font-size-complex="12pt" style:font-weight-complex="normal"/>
    </style:style>
    <style:style style:name="P62" style:family="paragraph" style:parent-style-name="Standard">
      <style:text-properties fo:color="#000000" style:font-name="Lato" fo:font-size="12pt" fo:font-weight="normal" officeooo:rsid="0028c970" officeooo:paragraph-rsid="00259e08" fo:background-color="#ffffff" style:font-size-asian="12pt" style:font-weight-asian="normal" style:font-size-complex="12pt" style:font-weight-complex="normal"/>
    </style:style>
    <style:style style:name="P63" style:family="paragraph" style:parent-style-name="Standard">
      <style:text-properties fo:color="#000000" style:font-name="Lato" fo:font-size="12pt" fo:font-weight="bold" officeooo:rsid="001c8193" officeooo:paragraph-rsid="001c8193" fo:background-color="transparent" style:font-size-asian="12pt" style:font-weight-asian="normal" style:font-size-complex="12pt" style:font-weight-complex="normal"/>
    </style:style>
    <style:style style:name="P64" style:family="paragraph" style:parent-style-name="Standard">
      <style:text-properties fo:color="#000000" style:font-name="Lato" fo:font-size="12pt" fo:font-weight="bold" officeooo:rsid="0024e454" officeooo:paragraph-rsid="0024e454" fo:background-color="transparent" style:font-size-asian="12pt" style:font-weight-asian="bold" style:font-size-complex="12pt" style:font-weight-complex="bold"/>
    </style:style>
    <style:style style:name="P65" style:family="paragraph" style:parent-style-name="Standard">
      <style:text-properties fo:color="#000000" style:font-name="Lato" fo:font-size="12pt" fo:font-weight="bold" officeooo:rsid="002a3c85" officeooo:paragraph-rsid="002a3c85" fo:background-color="transparent" style:font-size-asian="12pt" style:font-weight-asian="bold" style:font-size-complex="12pt" style:font-weight-complex="bold"/>
    </style:style>
    <style:style style:name="P66" style:family="paragraph" style:parent-style-name="Standard">
      <style:text-properties fo:color="#000000" style:font-name="Lato" fo:font-size="12pt" fo:font-weight="bold" officeooo:rsid="002bd40e" officeooo:paragraph-rsid="002bd40e" fo:background-color="transparent" style:font-size-asian="12pt" style:font-weight-asian="bold" style:font-size-complex="12pt" style:font-weight-complex="bold"/>
    </style:style>
    <style:style style:name="P67" style:family="paragraph" style:parent-style-name="Standard">
      <style:text-properties fo:color="#000000" style:font-name="Lato" fo:font-size="12pt" fo:font-weight="bold" officeooo:rsid="002c2928" officeooo:paragraph-rsid="002c2928" fo:background-color="transparent" style:font-size-asian="12pt" style:font-weight-asian="bold" style:font-size-complex="12pt" style:font-weight-complex="bold"/>
    </style:style>
    <style:style style:name="P68" style:family="paragraph" style:parent-style-name="Standard">
      <style:text-properties fo:color="#000000" style:font-name="Lato" fo:font-size="12pt" fo:font-weight="bold" officeooo:rsid="002ced3e" officeooo:paragraph-rsid="002ced3e" fo:background-color="transparent" style:font-size-asian="12pt" style:font-weight-asian="bold" style:font-size-complex="12pt" style:font-weight-complex="bold"/>
    </style:style>
    <style:style style:name="P69" style:family="paragraph" style:parent-style-name="Standard">
      <style:text-properties fo:color="#000000" style:font-name="Lato" fo:font-size="12pt" fo:font-weight="bold" officeooo:rsid="002ced3e" officeooo:paragraph-rsid="002dd639" fo:background-color="transparent" style:font-size-asian="12pt" style:font-weight-asian="bold" style:font-size-complex="12pt" style:font-weight-complex="bold"/>
    </style:style>
    <style:style style:name="P70" style:family="paragraph" style:parent-style-name="Standard">
      <style:text-properties fo:color="#000000" style:font-name="Lato" fo:font-size="12pt" fo:font-weight="bold" officeooo:rsid="002f5ef6" officeooo:paragraph-rsid="002f5ef6" fo:background-color="transparent" style:font-size-asian="12pt" style:font-weight-asian="bold" style:font-size-complex="12pt" style:font-weight-complex="bold"/>
    </style:style>
    <style:style style:name="P71" style:family="paragraph" style:parent-style-name="Standard">
      <style:text-properties fo:color="#000000" style:font-name="Lato" fo:font-size="12pt" fo:font-weight="bold" officeooo:rsid="00309de2" officeooo:paragraph-rsid="00309de2" fo:background-color="transparent" style:font-size-asian="12pt" style:font-weight-asian="bold" style:font-size-complex="12pt" style:font-weight-complex="bold"/>
    </style:style>
    <style:style style:name="P72" style:family="paragraph" style:parent-style-name="Standard">
      <style:text-properties fo:color="#000000" style:font-name="Lato" fo:font-size="12pt" fo:font-weight="bold" officeooo:rsid="00309de2" officeooo:paragraph-rsid="0033e9f8" fo:background-color="transparent" style:font-size-asian="12pt" style:font-weight-asian="bold" style:font-size-complex="12pt" style:font-weight-complex="bold"/>
    </style:style>
    <style:style style:name="P73" style:family="paragraph" style:parent-style-name="Standard">
      <style:text-properties fo:color="#000000" style:font-name="Droid Sans Mono" fo:font-size="10.5pt" fo:font-style="normal" fo:font-weight="normal" officeooo:rsid="0016f210" officeooo:paragraph-rsid="00140426" fo:background-color="transparent" style:font-size-asian="12pt" style:font-style-asian="normal" style:font-size-complex="12pt" style:font-style-complex="normal"/>
    </style:style>
    <style:style style:name="P74" style:family="paragraph" style:parent-style-name="Standard">
      <style:text-properties fo:color="#000000" style:font-name="Droid Sans Mono" fo:font-size="10.5pt" fo:font-weight="normal" officeooo:rsid="00309de2" officeooo:paragraph-rsid="00309de2" fo:background-color="transparent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P76" style:family="paragraph" style:parent-style-name="Standard">
      <style:text-properties fo:color="#000000" style:font-name="Lato" fo:font-size="12pt" fo:font-weight="normal" officeooo:rsid="002a3c85" officeooo:paragraph-rsid="002a3c85" fo:background-color="transparent" style:font-size-asian="12pt" style:font-weight-asian="normal" style:font-size-complex="12pt" style:font-weight-complex="normal"/>
    </style:style>
    <style:style style:name="P77" style:family="paragraph" style:parent-style-name="Standard">
      <style:text-properties fo:color="#000000" style:font-name="Lato" fo:font-size="12pt" fo:font-weight="normal" officeooo:rsid="002a3c85" officeooo:paragraph-rsid="002a3ce4" fo:background-color="transparent" style:font-size-asian="12pt" style:font-weight-asian="normal" style:font-size-complex="12pt" style:font-weight-complex="normal"/>
    </style:style>
    <style:style style:name="P78" style:family="paragraph" style:parent-style-name="Standard">
      <style:text-properties fo:color="#000000" style:font-name="Lato" fo:font-size="12pt" fo:font-weight="normal" officeooo:rsid="00309de2" officeooo:paragraph-rsid="00309de2" fo:background-color="transparent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style:line-height-at-least="0.503cm"/>
      <style:text-properties fo:color="#000000" style:font-name="Lato" fo:font-size="12pt" fo:font-weight="normal" fo:background-color="transparent" style:font-size-asian="12pt" style:font-size-complex="12pt"/>
    </style:style>
    <style:style style:name="P80" style:family="paragraph" style:parent-style-name="Standard">
      <style:paragraph-properties style:line-height-at-least="0.503cm"/>
      <style:text-properties fo:color="#000000" style:font-name="Lato" fo:font-size="12pt" fo:font-weight="normal" officeooo:paragraph-rsid="002a3ce4" fo:background-color="transparent" style:font-size-asian="12pt" style:font-size-complex="12pt"/>
    </style:style>
    <style:style style:name="P81" style:family="paragraph" style:parent-style-name="Standard">
      <style:paragraph-properties style:line-height-at-least="0.503cm"/>
      <style:text-properties fo:color="#000000" style:font-name="Lato" fo:font-size="12pt" fo:font-weight="normal" officeooo:rsid="002a3ce4" officeooo:paragraph-rsid="002a3ce4" fo:background-color="transparent" style:font-size-asian="12pt" style:font-size-complex="12pt"/>
    </style:style>
    <style:style style:name="P82" style:family="paragraph" style:parent-style-name="Standard">
      <style:text-properties fo:color="#000000" style:font-name="Lato" fo:font-size="12pt" fo:font-weight="normal" officeooo:rsid="002f5ef6" officeooo:paragraph-rsid="002f5ef6" fo:background-color="transparent" style:font-size-asian="12pt" style:font-weight-asian="bold" style:font-size-complex="12pt" style:font-weight-complex="bold"/>
    </style:style>
    <style:style style:name="P83" style:family="paragraph" style:parent-style-name="Standard">
      <style:paragraph-properties style:line-height-at-least="0.503cm"/>
      <style:text-properties fo:color="#000000" style:font-name="Lato" fo:font-size="12pt" fo:background-color="transparent" style:font-size-asian="12pt" style:font-size-complex="12pt"/>
    </style:style>
    <style:style style:name="P84" style:family="paragraph" style:parent-style-name="Standard">
      <style:paragraph-properties style:line-height-at-least="0.503cm"/>
      <style:text-properties fo:color="#000000" fo:background-color="transparent"/>
    </style:style>
    <style:style style:name="P85" style:family="paragraph" style:parent-style-name="Standard">
      <style:text-properties style:font-name="Lato" officeooo:rsid="0018c6c8" officeooo:paragraph-rsid="0018c6c8"/>
    </style:style>
    <style:style style:name="T1" style:family="text">
      <style:text-properties officeooo:rsid="0011d94e"/>
    </style:style>
    <style:style style:name="T2" style:family="text">
      <style:text-properties officeooo:rsid="0013bee0"/>
    </style:style>
    <style:style style:name="T3" style:family="text">
      <style:text-properties fo:color="#808080" style:font-name="Lato" fo:font-size="10.5pt" fo:background-color="#1e1e1e" loext:char-shading-value="0" style:font-size-asian="12pt" style:font-size-complex="12pt"/>
    </style:style>
    <style:style style:name="T4" style:family="text">
      <style:text-properties fo:color="#569cd6" style:font-name="Lato" fo:font-size="10.5pt" fo:background-color="#1e1e1e" loext:char-shading-value="0" style:font-size-asian="12pt" style:font-size-complex="12pt"/>
    </style:style>
    <style:style style:name="T5" style:family="text">
      <style:text-properties fo:color="#d4d4d4" style:font-name="Lato" fo:font-size="10.5pt" fo:background-color="#1e1e1e" loext:char-shading-value="0" style:font-size-asian="12pt" style:font-size-complex="12pt"/>
    </style:style>
    <style:style style:name="T6" style:family="text">
      <style:text-properties fo:color="#9cdcfe" style:font-name="Lato" fo:font-size="10.5pt" fo:background-color="#1e1e1e" loext:char-shading-value="0" style:font-size-asian="12pt" style:font-size-complex="12pt"/>
    </style:style>
    <style:style style:name="T7" style:family="text">
      <style:text-properties fo:color="#ce9178" style:font-name="Lato" fo:font-size="10.5pt" fo:background-color="#1e1e1e" loext:char-shading-value="0" style:font-size-asian="12pt" style:font-size-complex="12pt"/>
    </style:style>
    <style:style style:name="T8" style:family="text">
      <style:text-properties fo:font-weight="normal"/>
    </style:style>
    <style:style style:name="T9" style:family="text">
      <style:text-properties fo:font-weight="normal" officeooo:rsid="00140426"/>
    </style:style>
    <style:style style:name="T10" style:family="text">
      <style:text-properties fo:font-weight="normal" officeooo:rsid="00158a2a"/>
    </style:style>
    <style:style style:name="T11" style:family="text">
      <style:text-properties fo:font-weight="normal" officeooo:rsid="0016370f"/>
    </style:style>
    <style:style style:name="T12" style:family="text">
      <style:text-properties fo:font-weight="normal" officeooo:rsid="0016f210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c3781" style:font-weight-asian="normal" style:font-weight-complex="normal"/>
    </style:style>
    <style:style style:name="T15" style:family="text">
      <style:text-properties fo:font-weight="normal" officeooo:rsid="001e6d01" style:font-weight-asian="normal" style:font-weight-complex="normal"/>
    </style:style>
    <style:style style:name="T16" style:family="text">
      <style:text-properties fo:font-weight="normal" officeooo:rsid="001ebe1b" style:font-weight-asian="normal" style:font-weight-complex="normal"/>
    </style:style>
    <style:style style:name="T17" style:family="text">
      <style:text-properties fo:font-weight="normal" officeooo:rsid="00203474" style:font-weight-asian="normal" style:font-weight-complex="normal"/>
    </style:style>
    <style:style style:name="T18" style:family="text">
      <style:text-properties fo:font-weight="normal" officeooo:rsid="001c8193" style:font-weight-asian="normal" style:font-weight-complex="normal"/>
    </style:style>
    <style:style style:name="T19" style:family="text">
      <style:text-properties fo:font-weight="normal" officeooo:rsid="00214ffd" style:font-weight-asian="normal" style:font-weight-complex="normal"/>
    </style:style>
    <style:style style:name="T20" style:family="text">
      <style:text-properties fo:font-weight="normal" officeooo:rsid="00223bcb" style:font-weight-asian="normal" style:font-weight-complex="normal"/>
    </style:style>
    <style:style style:name="T21" style:family="text">
      <style:text-properties fo:font-weight="normal" officeooo:rsid="0024e454" style:font-weight-asian="normal" style:font-weight-complex="normal"/>
    </style:style>
    <style:style style:name="T22" style:family="text">
      <style:text-properties fo:font-weight="normal" officeooo:rsid="00259e08" style:font-weight-asian="normal" style:font-weight-complex="normal"/>
    </style:style>
    <style:style style:name="T23" style:family="text">
      <style:text-properties fo:font-weight="normal" officeooo:rsid="00275352" style:font-weight-asian="normal" style:font-weight-complex="normal"/>
    </style:style>
    <style:style style:name="T24" style:family="text">
      <style:text-properties fo:font-weight="normal" officeooo:rsid="0027f48f" style:font-weight-asian="normal" style:font-weight-complex="normal"/>
    </style:style>
    <style:style style:name="T25" style:family="text">
      <style:text-properties fo:font-weight="normal" officeooo:rsid="002dd639" style:font-weight-asian="normal" style:font-weight-complex="normal"/>
    </style:style>
    <style:style style:name="T26" style:family="text">
      <style:text-properties fo:font-weight="normal" officeooo:rsid="002f5ef6" style:font-weight-asian="normal" style:font-weight-complex="normal"/>
    </style:style>
    <style:style style:name="T27" style:family="text">
      <style:text-properties fo:font-weight="normal" fo:background-color="#ffffff" loext:char-shading-value="0" style:font-size-asian="12pt" style:font-weight-asian="normal" style:font-size-complex="12pt" style:font-weight-complex="normal"/>
    </style:style>
    <style:style style:name="T28" style:family="text">
      <style:text-properties fo:font-weight="normal" officeooo:rsid="00263ed8" fo:background-color="#ffffff" loext:char-shading-value="0" style:font-size-asian="12pt" style:font-weight-asian="normal" style:font-size-complex="12pt" style:font-weight-complex="normal"/>
    </style:style>
    <style:style style:name="T29" style:family="text">
      <style:text-properties fo:font-weight="normal" officeooo:rsid="00259e08" fo:background-color="#ffffff" loext:char-shading-value="0" style:font-size-asian="12pt" style:font-weight-asian="normal" style:font-size-complex="12pt" style:font-weight-complex="normal"/>
    </style:style>
    <style:style style:name="T30" style:family="text">
      <style:text-properties fo:font-weight="normal" officeooo:rsid="0028763c" fo:background-color="#ffffff" loext:char-shading-value="0" style:font-size-asian="12pt" style:font-weight-asian="normal" style:font-size-complex="12pt" style:font-weight-complex="normal"/>
    </style:style>
    <style:style style:name="T31" style:family="text">
      <style:text-properties fo:font-weight="normal" officeooo:rsid="0028c970" fo:background-color="#ffffff" loext:char-shading-value="0" style:font-size-asian="12pt" style:font-weight-asian="normal" style:font-size-complex="12pt" style:font-weight-complex="normal"/>
    </style:style>
    <style:style style:name="T32" style:family="text">
      <style:text-properties fo:font-weight="normal" fo:background-color="#ffffff" loext:char-shading-value="0" style:font-size-asian="12pt" style:font-size-complex="12pt"/>
    </style:style>
    <style:style style:name="T33" style:family="text">
      <style:text-properties fo:font-weight="normal" officeooo:rsid="0028c970" fo:background-color="#ffffff" loext:char-shading-value="0" style:font-size-asian="12pt" style:font-size-complex="12pt"/>
    </style:style>
    <style:style style:name="T34" style:family="text">
      <style:text-properties officeooo:rsid="00158a2a"/>
    </style:style>
    <style:style style:name="T35" style:family="text">
      <style:text-properties officeooo:rsid="00183e9a"/>
    </style:style>
    <style:style style:name="T36" style:family="text">
      <style:text-properties officeooo:rsid="0018c6c8"/>
    </style:style>
    <style:style style:name="T37" style:family="text">
      <style:text-properties officeooo:rsid="001ad632"/>
    </style:style>
    <style:style style:name="T38" style:family="text">
      <style:text-properties officeooo:rsid="001bd282"/>
    </style:style>
    <style:style style:name="T39" style:family="text">
      <style:text-properties officeooo:rsid="001c3781"/>
    </style:style>
    <style:style style:name="T40" style:family="text">
      <style:text-properties style:font-weight-asian="normal" style:font-weight-complex="normal"/>
    </style:style>
    <style:style style:name="T41" style:family="text">
      <style:text-properties officeooo:rsid="001c3781" style:font-weight-asian="normal" style:font-weight-complex="normal"/>
    </style:style>
    <style:style style:name="T42" style:family="text">
      <style:text-properties officeooo:rsid="001c8193" style:font-weight-asian="normal" style:font-weight-complex="normal"/>
    </style:style>
    <style:style style:name="T43" style:family="text">
      <style:text-properties officeooo:rsid="001ad632" style:font-weight-asian="normal" style:font-weight-complex="normal"/>
    </style:style>
    <style:style style:name="T44" style:family="text">
      <style:text-properties officeooo:rsid="001e6d01" style:font-weight-asian="normal" style:font-weight-complex="normal"/>
    </style:style>
    <style:style style:name="T45" style:family="text">
      <style:text-properties officeooo:rsid="00203474" style:font-weight-asian="normal" style:font-weight-complex="normal"/>
    </style:style>
    <style:style style:name="T46" style:family="text">
      <style:text-properties officeooo:rsid="00223bcb" style:font-weight-asian="normal" style:font-weight-complex="normal"/>
    </style:style>
    <style:style style:name="T47" style:family="text">
      <style:text-properties officeooo:rsid="0023674c" style:font-weight-asian="normal" style:font-weight-complex="normal"/>
    </style:style>
    <style:style style:name="T48" style:family="text">
      <style:text-properties officeooo:rsid="00248c90" style:font-weight-asian="normal" style:font-weight-complex="normal"/>
    </style:style>
    <style:style style:name="T49" style:family="text">
      <style:text-properties style:font-name="Droid Sans Mono" fo:font-size="10.5pt" fo:font-weight="normal"/>
    </style:style>
    <style:style style:name="T50" style:family="text">
      <style:text-properties style:font-name="Droid Sans Mono" fo:font-size="10.5pt" fo:background-color="#ffffff"/>
    </style:style>
    <style:style style:name="T51" style:family="text">
      <style:text-properties style:font-name="Droid Sans Mono" fo:font-size="10.5pt" officeooo:rsid="003485cd" style:font-size-asian="12pt" style:font-weight-asian="normal" style:font-size-complex="12pt" style:font-weight-complex="normal" fo:background-color="#ffffff"/>
    </style:style>
    <style:style style:name="T52" style:family="text">
      <style:text-properties officeooo:rsid="002a3ce4"/>
    </style:style>
    <style:style style:name="T53" style:family="text">
      <style:text-properties officeooo:rsid="002c2928"/>
    </style:style>
    <style:style style:name="T54" style:family="text">
      <style:text-properties officeooo:rsid="002ced3e"/>
    </style:style>
    <style:style style:name="T55" style:family="text">
      <style:text-properties officeooo:rsid="002dd639"/>
    </style:style>
    <style:style style:name="T56" style:family="text">
      <style:text-properties officeooo:rsid="00309de2" style:font-size-asian="12pt" style:font-weight-asian="normal" style:font-size-complex="12pt" style:font-weight-complex="normal"/>
    </style:style>
    <style:style style:name="T57" style:family="text">
      <style:text-properties officeooo:rsid="0033e9f8" style:font-size-asian="12pt" style:font-weight-asian="normal" style:font-size-complex="12pt" style:font-weight-complex="normal"/>
    </style:style>
    <style:style style:name="T58" style:family="text">
      <style:text-properties style:font-name="Lato" style:font-size-asian="12pt" style:font-size-complex="12pt"/>
    </style:style>
    <style:style style:name="T59" style:family="text">
      <style:text-properties style:font-name="Lato" style:font-size-asian="12pt" style:font-size-complex="12pt" fo:background-color="#ffffff"/>
    </style:style>
    <style:style style:name="T60" style:family="text">
      <style:text-properties style:font-name="Lato" officeooo:rsid="003485cd" style:font-size-asian="12pt" style:font-size-complex="12pt" fo:background-color="#ffffff"/>
    </style:style>
    <style:style style:name="T61" style:family="text">
      <style:text-properties style:font-name="Lato" officeooo:rsid="0034b696" style:font-size-asian="12pt" style:font-size-complex="12pt" fo:background-color="#ffffff"/>
    </style:style>
    <style:style style:name="T62" style:family="text">
      <style:text-properties style:font-name="Lato" officeooo:rsid="003268d9" style:font-size-asian="12pt" style:font-weight-asian="normal" style:font-size-complex="12pt" style:font-weight-complex="normal" fo:background-color="#ffffff"/>
    </style:style>
    <style:style style:name="T63" style:family="text">
      <style:text-properties style:font-name="Lato" fo:font-size="10.5pt" fo:background-color="#1e1e1e" loext:char-shading-value="0" style:font-size-asian="12pt" style:font-size-complex="12pt"/>
    </style:style>
    <style:style style:name="T64" style:family="text">
      <style:text-properties style:font-name="Lato" fo:font-size="10.5pt" style:font-size-asian="12pt" style:font-size-complex="12pt" fo:background-color="#ffffff"/>
    </style:style>
    <style:style style:name="T65" style:family="text">
      <style:text-properties officeooo:rsid="003268d9"/>
    </style:style>
    <style:style style:name="T66" style:family="text">
      <style:text-properties officeooo:rsid="003382d5"/>
    </style:style>
    <style:style style:name="T67" style:family="text">
      <style:text-properties officeooo:rsid="0033e9f8"/>
    </style:style>
    <style:style style:name="T68" style:family="text">
      <style:text-properties fo:color="#dcdcaa" style:font-name="Lato" fo:font-size="10.5pt" fo:background-color="#1e1e1e" loext:char-shading-value="0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HAT IS HTML</text:p>
      <text:p text:style-name="P1">→ HTML = HYPER TEXT MARKUP LANGUAGE</text:p>
      <text:p text:style-name="P1">→ MARKUP LANGUAGE – way of presenting content in a structured and logical way to a user. We do this using HTML Tags (&lt;p&gt; par text &lt;/p&gt;)</text:p>
      <text:p text:style-name="P1"/>
      <text:p text:style-name="P1"/>
      <text:p text:style-name="P1">HTML + CSS + JavaScript – do tworzenia stron</text:p>
      <text:p text:style-name="P1">HTML – Structure</text:p>
      <text:p text:style-name="P1">CSS - design</text:p>
      <text:p text:style-name="P1">JavaScript – interactive</text:p>
      <text:p text:style-name="P1"/>
      <text:p text:style-name="P1">HTML Tags :</text:p>
      <text:p text:style-name="P1">→ &lt;p&gt; Paragraph text &lt;/p&gt; - paragraf</text:p>
      <text:p text:style-name="P1">→ &lt;a&gt; Link &lt;/a&gt; - <text:span text:style-name="T1">linki</text:span></text:p>
      <text:p text:style-name="P1">→<text:span text:style-name="T1"> </text:span>&lt;h1&gt; Headings &lt;/h1&gt; - <text:span text:style-name="T1">display headings</text:span></text:p>
      <text:p text:style-name="P1">→<text:span text:style-name="T1"> </text:span>&lt;blockquote&gt; Quotes &lt;/blockquote&gt; - <text:span text:style-name="T1">do wyświetlania cytatów</text:span></text:p>
      <text:p text:style-name="P1">→<text:span text:style-name="T1"> &lt;img&gt; - self contained tag (wszystkie informacje są pomiędzy &lt;&gt;, więc nie trzeba ich zamykać &lt;/&gt;)</text:span></text:p>
      <text:p text:style-name="P1"/>
      <text:p text:style-name="P3">HTML SYNTAX AND STRUCTURE – <text:span text:style-name="T35">film 3</text:span></text:p>
      <text:p text:style-name="P7">→<text:span text:style-name="T2"> korzystamy z VSCode</text:span></text:p>
      <text:p text:style-name="P7">→<text:span text:style-name="T2"> atrybuty – dają więcej informacji o danym tagu. </text:span></text:p>
      <text:p text:style-name="P8">→<text:span text:style-name="T34"> </text:span>Budowa atrybutu : &lt;h1 class=”myclass”&gt; (gdzie : h1 – tag, class – atrybut, „myclass” - value atrybutu)</text:p>
      <text:p text:style-name="P9">LINIJKA : </text:p>
      <text:p text:style-name="P14"><text:span text:style-name="T8">&lt;h1 class="myclass" style="color : red;"&gt;This is paragraph&lt;/h1&gt; - </text:span><text:span text:style-name="T9">oznacza heading na czerwono</text:span></text:p>
      <text:p text:style-name="P15"><text:span text:style-name="T8">→</text:span><text:span text:style-name="T10"> można dodawać nowy tag wewnątrz istniejącego tagu (nest) np. &lt;em&gt;&lt;/em&gt; (emphasise)</text:span></text:p>
      <text:p text:style-name="P15"><text:span text:style-name="T10">→ &lt;strong&gt; = bold</text:span><text:span text:style-name="T11">.</text:span></text:p>
      <text:p text:style-name="P30"/>
      <text:p text:style-name="P15"><text:span text:style-name="T8">→</text:span><text:span text:style-name="T12"> indenting – aby łatwiej się czytało kod :</text:span></text:p>
      <text:p text:style-name="P31"/>
      <text:p text:style-name="P73">&lt;div&gt;</text:p>
      <text:p text:style-name="P29"><text:tab/>&lt;div&gt;</text:p>
      <text:p text:style-name="P29"><text:tab/><text:tab/>&lt;div&gt;</text:p>
      <text:p text:style-name="P29"><text:tab/><text:tab/><text:tab/>&lt;div&gt;</text:p>
      <text:p text:style-name="P29"><text:tab/><text:tab/><text:tab/><text:tab/>&lt;a href="/"&gt;link&lt;/a&gt;</text:p>
      <text:p text:style-name="P29"><text:tab/><text:tab/><text:tab/>&lt;/div&gt;</text:p>
      <text:p text:style-name="P29"><text:tab/><text:tab/>&lt;/div&gt;</text:p>
      <text:p text:style-name="P29"><text:tab/>&lt;/div&gt;</text:p>
      <text:p text:style-name="P29">&lt;/div&gt;</text:p>
      <text:p text:style-name="P31"/>
      <text:p text:style-name="P4">YOUR FIRST WEB PAGE – film 04</text:p>
      <text:p text:style-name="P9"/>
      <text:p text:style-name="P10">→ &lt;!doctype html&gt; - zawsze na początku. Określa typ dokumentu,</text:p>
      <text:p text:style-name="P10">→<text:span text:style-name="T36"> &lt;html&gt; &lt;/html&gt; - cała zawartość strony musi być między tymi tagami</text:span></text:p>
      <text:p text:style-name="P12">→ &lt;head&gt; &lt;/head&gt; - informacje o stronie, ale nie wyświetlane na niej (np. „ta strona jest o...”)</text:p>
      <text:p text:style-name="P12">W head umieszczamy :</text:p>
      <text:p text:style-name="P11"><text:soft-page-break/><text:tab/>→<text:span text:style-name="T36"> &lt;meta charset=”utf-8” /&gt; -używamy tego seta w tym dokumencie (self contained tag)</text:span></text:p>
      <text:p text:style-name="P11"><text:tab/>→<text:span text:style-name="T36"> &lt;title&gt; &lt;/title&gt; - tytuł strony</text:span></text:p>
      <text:p text:style-name="P11"><text:tab/>→<text:span text:style-name="T38"> CSS and JS references</text:span></text:p>
      <text:p text:style-name="P11"/>
      <text:p text:style-name="P12">→ Dalej tworzymy body (&lt;body&gt; &lt;/body&gt;). A między nimi wszystkie informacje, które chcemy, żeby były wyświetlone na stronie, czyli :</text:p>
      <text:p text:style-name="P12"><text:tab/>→ &lt;h1&gt; My first web page &lt;/h1&gt; - nagłówek</text:p>
      <text:p text:style-name="P12"><text:tab/>→ &lt;p&gt; cośtam &lt;/p&gt; - paragraf</text:p>
      <text:p text:style-name="P12"/>
      <text:p text:style-name="P5"><text:span text:style-name="T37">HEAD AND BODY <text:s/>TAG</text:span>– film 0<text:span text:style-name="T37">5</text:span></text:p>
      <text:p text:style-name="P6">HEAD</text:p>
      <text:p text:style-name="P5">→<text:span text:style-name="T39"> </text:span><text:span text:style-name="T14">&lt;</text:span><text:span text:style-name="T39">meta </text:span><text:span text:style-name="T14">name</text:span><text:span text:style-name="T39">- </text:span><text:span text:style-name="T14">podaje keywords dla google np. :</text:span></text:p>
      <text:p text:style-name="P32">&lt;meta name="keywords" content="football, sports, maciek"&gt; - keywords</text:p>
      <text:p text:style-name="P32">&lt;meta name="description" content="The best football page”&gt; - opis </text:p>
      <text:p text:style-name="P32"/>
      <text:p text:style-name="P17"><text:span text:style-name="T41">→ </text:span><text:span text:style-name="T40">&lt;link rel="stylesheet" type="text/css" href="css/main.css"&gt; - </text:span><text:span text:style-name="T41">link do CSS.</text:span></text:p>
      <text:p text:style-name="P17"><text:span text:style-name="T41"><text:tab/>→</text:span><text:span text:style-name="T42"> </text:span><text:span text:style-name="T41">Strona weźmie z tej lokalizacji plik main.css i użyje go do zrobienia stylu na stronie</text:span></text:p>
      <text:p text:style-name="P17"><text:span text:style-name="T41"><text:tab/>→</text:span><text:span text:style-name="T42"> link rel – relacja linku do strony </text:span></text:p>
      <text:p text:style-name="P33"><text:tab/>→ type – typ dokumentu</text:p>
      <text:p text:style-name="P33"><text:tab/>→ href – lokalizacja i plik css</text:p>
      <text:p text:style-name="P32"/>
      <text:p text:style-name="P19"><text:span text:style-name="T43">HEAD</text:span><text:span text:style-name="T42">INGS</text:span><text:span text:style-name="T43"> AND </text:span><text:span text:style-name="T42">TEXT</text:span><text:span text:style-name="T40">– film 0</text:span><text:span text:style-name="T42">6</text:span></text:p>
      <text:p text:style-name="P63"/>
      <text:p text:style-name="P19"><text:span text:style-name="T42">→</text:span><text:span text:style-name="T44"> </text:span><text:span text:style-name="T15">&lt;h1&gt;Najważniejszy nagłówek (tytuł strony itp)&lt;/h1&gt;</text:span></text:p>
      <text:p text:style-name="P34">→ &lt;h2&gt;Mniej ważny nagłówek (podtytuł)&lt;/h2&gt; itp.</text:p>
      <text:p text:style-name="P34"/>
      <text:p text:style-name="P34">Tagi do tekstu :</text:p>
      <text:p text:style-name="P34">→ &lt;small&gt;Pomniejszenie tekstu&lt;/small&gt;</text:p>
      <text:p text:style-name="P34">→ &lt;mark&gt;Zaznaczenie tekstu&lt;/mark&gt;</text:p>
      <text:p text:style-name="P21"><text:span text:style-name="T13">→ &lt;sub&gt;</text:span><text:span text:style-name="T16">Index dolny</text:span><text:span text:style-name="T13">&lt;/sub&gt;</text:span></text:p>
      <text:p text:style-name="P21"><text:span text:style-name="T13">→ &lt;su</text:span><text:span text:style-name="T16">p</text:span><text:span text:style-name="T13">&gt;</text:span><text:span text:style-name="T16">Index górny</text:span><text:span text:style-name="T13">&lt;/su</text:span><text:span text:style-name="T16">p</text:span><text:span text:style-name="T13">&gt;</text:span></text:p>
      <text:p text:style-name="P21"><text:span text:style-name="T13">→</text:span><text:span text:style-name="T16"> &lt;pre&gt;Przed całym tekstem – pre formated tag (taki co został już stworzony). </text:span><text:span text:style-name="T17">Jak zrobimy tekst z enterem to wtedy podzieli się on na dwie linijki</text:span><text:span text:style-name="T16">&lt;/pre&gt; </text:span></text:p>
      <text:p text:style-name="P35"/>
      <text:p text:style-name="P20"><text:span text:style-name="T43">HEAD</text:span><text:span text:style-name="T42">ING </text:span><text:span text:style-name="T45">STRUCTURE</text:span><text:span text:style-name="T40">– film 0</text:span><text:span text:style-name="T45">7</text:span></text:p>
      <text:p text:style-name="P20"><text:span text:style-name="T18">→</text:span><text:span text:style-name="T17"> </text:span><text:span text:style-name="T19">Przykładowo :</text:span></text:p>
      <text:p text:style-name="P36">Witam na stronie. (h1)</text:p>
      <text:p text:style-name="P36">Co robimy: (h2)</text:p>
      <text:p text:style-name="P36">→patrzymy (h3)</text:p>
      <text:p text:style-name="P36"><text:tab/>→długo (h4)</text:p>
      <text:p text:style-name="P36"><text:tab/>-&gt;dobrze(h4)</text:p>
      <text:p text:style-name="P36">→ robimy (h3)</text:p>
      <text:p text:style-name="P36"/>
      <text:p text:style-name="P23">DEFAULT BROWSER STYLES – film 8</text:p>
      <text:p text:style-name="P18">→ każda przeglądarka ma swoje domyślne style wyświetlania, tak aby było możliwe czytelne ich przeglądanie</text:p>
      <text:p text:style-name="P23"/>
      <text:p text:style-name="P23">THE IMG TAG – film 9</text:p>
      <text:p text:style-name="P22"><text:span text:style-name="T13">→</text:span><text:span text:style-name="T20"> &lt;img src=”image-source-path.jpg”&gt; - dodanie zdjecia.</text:span></text:p>
      <text:p text:style-name="P37"><text:soft-page-break/>Przykład :</text:p>
      <text:p text:style-name="P16"><text:span text:style-name="T46">→</text:span><text:span text:style-name="T48"> </text:span><text:span text:style-name="T46">&lt;img src="IMG/LOGO.jpg" </text:span><text:span text:style-name="T48">width=”100%” alt=”logo ekstraklasy”</text:span><text:span text:style-name="T46">&gt; </text:span></text:p>
      <text:p text:style-name="P16"><text:span text:style-name="T46"><text:tab/>→</text:span><text:span text:style-name="T48"> zadziała jeśli </text:span><text:span text:style-name="T47">folder IMG znajduje się w tym samym folderze co index.html</text:span></text:p>
      <text:p text:style-name="P16"><text:span text:style-name="T47"><text:tab/>→</text:span><text:span text:style-name="T48"> Szerokość 100% oznacza, że zdjęcie zawsze będzie tej samej szerokości co okno jednak lepiej to robić w CSS</text:span></text:p>
      <text:p text:style-name="P39"><text:tab/>→ alt – niektóre browser crawler nie wyświetlają zdjęć, ale jak tutaj coś dodamy to będzie opis tego zdjęcia</text:p>
      <text:p text:style-name="P38"/>
      <text:p text:style-name="P64">HTML Basics – film 10</text:p>
      <text:p text:style-name="P40"/>
      <text:p text:style-name="P24"><text:span text:style-name="T21">→</text:span><text:span text:style-name="T22"> &lt;a href=”link-source”&gt; :</text:span></text:p>
      <text:p text:style-name="P41"><text:tab/>→ a – anchor tag</text:p>
      <text:p text:style-name="P41"><text:tab/>→ href – hypertext reference</text:p>
      <text:p text:style-name="P42">Rodzaje linków :</text:p>
      <text:p text:style-name="P42">→ internal – do swoich stron</text:p>
      <text:p text:style-name="P42">→ external – do innych stron</text:p>
      <text:p text:style-name="P42">→ downloads – linki do plików</text:p>
      <text:p text:style-name="P42">→ anchors – linki do konkretnych obszarów na stronie (jak na wiki)</text:p>
      <text:p text:style-name="P42"/>
      <text:p text:style-name="P43">Przykłady :</text:p>
      <text:p text:style-name="P27"><text:span text:style-name="T28">→ internal link do pliku w tym samym folderze : </text:span><text:span text:style-name="T27">&lt;a href="contact.html"&gt;Contact us&lt;/a&gt; </text:span><text:span text:style-name="T28">(wyświetli się tekst „Contact us” z linkiem do pliku contact.html</text:span></text:p>
      <text:p text:style-name="P25"><text:span text:style-name="T13">→ internal link do pliku w tym </text:span><text:span text:style-name="T23">innym </text:span><text:span text:style-name="T13">folderze : &lt;a href="</text:span><text:span text:style-name="T23">Prices/prices.html</text:span><text:span text:style-name="T13">"&gt;</text:span><text:span text:style-name="T23">Prices</text:span><text:span text:style-name="T13">&lt;/a&gt;</text:span></text:p>
      <text:p text:style-name="P26"><text:span text:style-name="T13">→</text:span><text:span text:style-name="T24"> link do poprzedniej strony w „wyższym” folderze : </text:span></text:p>
      <text:p text:style-name="P26"><text:span text:style-name="T24"><text:tab/></text:span><text:span text:style-name="T13">&lt;a href="..</text:span><text:span text:style-name="T23">/</text:span><text:span text:style-name="T24">index.</text:span><text:span text:style-name="T23">html</text:span><text:span text:style-name="T13">"&gt;</text:span><text:span text:style-name="T24">Go back</text:span><text:span text:style-name="T13">&lt;/a&gt;</text:span></text:p>
      <text:p text:style-name="P28"><text:span text:style-name="T29">→</text:span><text:span text:style-name="T30"> external link : &lt;a href="</text:span><text:a xlink:type="simple" xlink:href="http://www.flashscore.pl/" text:style-name="Internet_20_link" text:visited-style-name="Visited_20_Internet_20_Link"><text:span text:style-name="T30">http://www.flashscore.pl</text:span></text:a><text:span text:style-name="T30">" </text:span><text:span text:style-name="T31">target=_blank”</text:span><text:span text:style-name="T30">&gt;Flashscore - to keep in touch with </text:span><text:span text:style-name="T32">live results&lt;/a&gt; <text:s text:c="2"/>→</text:span><text:span text:style-name="T33"> target=_blank – link otwiera się w nowym oknie</text:span></text:p>
      <text:p text:style-name="P61">→ download link : &lt;a href="Downloads/all-prices.pdf"&gt;Download our price list in pdf&lt;/a&gt;</text:p>
      <text:p text:style-name="P28"><text:span text:style-name="T30">→ anchor</text:span><text:span text:style-name="T31"> link : &lt;a href="#top"&gt;Go to top&lt;/a&gt; <text:s/>a następnie wpisujemy &lt;div id=”top”&gt;&lt;\div&gt; tam gdzie chcemy mieć nasz „top”.</text:span></text:p>
      <text:p text:style-name="P13"/>
      <text:p text:style-name="P62"/>
      <text:p text:style-name="P65">HTML LISTS – film 11</text:p>
      <text:p text:style-name="P65"/>
      <text:p text:style-name="P65">Typy :</text:p>
      <text:p text:style-name="P44">→ Unordered list - &lt;ul&gt; + &lt;li&gt; - lista rzeczy na stronie, która niekoniecznie ma swoją kolejność (np. wypunktowanie rzeczy po myślniku)</text:p>
      <text:p text:style-name="P44">→ <text:span text:style-name="T52">O</text:span>rdered list - &lt;ol&gt; + &lt;li&gt; - lista, która ma strukturę, zdefiniowaną kolejność (np.. 5 kroków jak złapać rybę)</text:p>
      <text:p text:style-name="P44">→ Definition list - &lt;dl&gt; + &lt;dt&gt; + &lt;dd&gt; - definicja + opis tej rzeczy (definition list + definition term + definition description)</text:p>
      <text:p text:style-name="P44"/>
      <text:p text:style-name="P44">Przykłady:</text:p>
      <text:p text:style-name="P45">→ Unordered list - &lt;ul&gt; + &lt;li&gt; - nasze linki wylistowujemy w ten sposób :</text:p>
      <text:p text:style-name="P44"/>
      <text:p text:style-name="P76">&lt;ul&gt;</text:p>
      <text:p text:style-name="P79">&lt;li&gt;&lt;a href="contact.html"&gt;Contact us&lt;/a&gt;&lt;/li&gt;</text:p>
      <text:p text:style-name="P79">&lt;li&gt;&lt;a href="Prices/prices.html"&gt;Prices of subscription&lt;/a&gt;&lt;/li&gt;</text:p>
      <text:p text:style-name="P79">&lt;li&gt;&lt;a href="http://www.flashscore.pl" target="_blank"&gt;Flashscore - to keep in touch with </text:p>
      <text:p text:style-name="P79">live results&lt;/a&gt;&lt;/li&gt;</text:p>
      <text:p text:style-name="P79"><text:soft-page-break/>&lt;li&gt;&lt;a href="Downloads/all-prices.pdf"&gt;Download our price list in pdf&lt;/a&gt;&lt;/li&gt;</text:p>
      <text:p text:style-name="P79">&lt;/ul&gt;</text:p>
      <text:p text:style-name="P44"/>
      <text:p text:style-name="P45">→ <text:span text:style-name="T52">O</text:span>rdered list - &lt;ol&gt; + &lt;li&gt; <text:s/>:</text:p>
      <text:p text:style-name="P45"/>
      <text:p text:style-name="P77">&lt;h1&gt;How to catch a fish&lt;/h1&gt;</text:p>
      <text:p text:style-name="P79">&lt;ol&gt;</text:p>
      <text:p text:style-name="P79"><text:tab/>&lt;li&gt;kup wedkie&lt;/li&gt;</text:p>
      <text:p text:style-name="P79"><text:tab/>&lt;li&gt;kup robaka&lt;/li&gt;</text:p>
      <text:p text:style-name="P80"><text:tab/><text:tab/>&lt;ol&gt;</text:p>
      <text:p text:style-name="P80"><text:tab/><text:tab/><text:tab/>&lt;li&gt;<text:span text:style-name="T52">nabij</text:span>robaka<text:span text:style-name="T52">1</text:span>&lt;/li&gt; <text:s text:c="2"/>------</text:p>
      <text:p text:style-name="P80"><text:tab/><text:tab/><text:tab/>&lt;li&gt;<text:span text:style-name="T52">nabij</text:span>robaka<text:span text:style-name="T52">2</text:span>&lt;/li&gt; ------- <text:s/><text:span text:style-name="T52">te dwie to kolejna sublista </text:span></text:p>
      <text:p text:style-name="P80"><text:tab/><text:tab/><text:span text:style-name="T52">&lt;/ol&gt;</text:span></text:p>
      <text:p text:style-name="P79"><text:tab/>&lt;li&gt;zamocz kija&lt;/li&gt;</text:p>
      <text:p text:style-name="P79"><text:tab/>&lt;li&gt;wyciagnij ribke&lt;/li&gt;</text:p>
      <text:p text:style-name="P81">&lt;/ol&gt;</text:p>
      <text:p text:style-name="P81"/>
      <text:p text:style-name="P45">→<text:span text:style-name="T52"> </text:span>Definition list - &lt;dl&gt; + &lt;dt&gt; + &lt;dd&gt; </text:p>
      <text:p text:style-name="P45"/>
      <text:p text:style-name="P77">&lt;h1&gt;Types of lists&lt;/h1&gt;</text:p>
      <text:p text:style-name="P79">&lt;dl&gt;</text:p>
      <text:p text:style-name="P79">&lt;dt&gt;Unordered List&lt;/dt&gt;</text:p>
      <text:p text:style-name="P79">&lt;dd&gt;Unordered list is a list without any consideration to order &lt;/dd&gt;</text:p>
      <text:p text:style-name="P79">&lt;dt&gt;Ordered List&lt;/dt&gt;</text:p>
      <text:p text:style-name="P79">&lt;dd&gt;Ordered list is a list in which order is important &lt;/dd&gt;</text:p>
      <text:p text:style-name="P79">&lt;dt&gt;Definition List&lt;/dt&gt;</text:p>
      <text:p text:style-name="P79">&lt;dd&gt;Definition list contains terms and descriptions, like dictionary &lt;/dd&gt;</text:p>
      <text:p text:style-name="P79">&lt;/dl&gt;</text:p>
      <text:p text:style-name="P45"/>
      <text:p text:style-name="P66">LINE BREAKS AND HORIZONTAL RULES – film 12</text:p>
      <text:p text:style-name="P66"/>
      <text:p text:style-name="P46">Line break – forces a text onto a new line – <text:span text:style-name="T53">KOMENDA &lt;br&gt; - wszystko co za nią – do nowej linijki.</text:span></text:p>
      <text:p text:style-name="P46"/>
      <text:p text:style-name="P47">Horizontal rule – segmenting parts of code. W miejscu, w którym wpiszemy KOMENDĘ &lt;hr&gt; pojawia się pozioma linia oddzielająca części strony</text:p>
      <text:p text:style-name="P47"/>
      <text:p text:style-name="P67">THE DIV TAG – film 13</text:p>
      <text:p text:style-name="P47">→ div = division. Dzieli content na logiczne sekcje. <text:span text:style-name="T54">Używamy wszędzie tam, gdzie się zmienia typ contentu (np. &lt;div&gt; contact us ….. &lt;/div&gt;;&lt;div&gt; about us… &lt;/div&gt;;&lt;div&gt; listy….&lt;/div&gt;)</text:span></text:p>
      <text:p text:style-name="P47">→<text:span text:style-name="T54"> na razie na stronie nic nie widać, dopiero jak dodamy argumenty do div w CSS będzie to zauważalne</text:span></text:p>
      <text:p text:style-name="P47"/>
      <text:p text:style-name="P48">&lt;div&gt; stosuje się by:</text:p>
      <text:p text:style-name="P48"><text:tab/>→ logicznie podzielić content na sekcje</text:p>
      <text:p text:style-name="P48"><text:tab/>→ będzie łatwiej dodać ID’s and classes w CSS</text:p>
      <text:p text:style-name="P48"><text:tab/>→ semantic reasons</text:p>
      <text:p text:style-name="P48"/>
      <text:p text:style-name="P68"/>
      <text:p text:style-name="P68"><text:soft-page-break/>ID’s AND CLASSES – FILM 14</text:p>
      <text:p text:style-name="P68"/>
      <text:p text:style-name="P68">→<text:span text:style-name="T55"> </text:span><text:span text:style-name="T25">ID – UNIQUE identifier, used ONCE on a page (np. header, about, </text:span><text:span text:style-name="T26">navigation</text:span><text:span text:style-name="T25">)</text:span></text:p>
      <text:p text:style-name="P68"><text:span text:style-name="T25">→ Class – identifier of an element which can be used multiple times on a page (np. comment)</text:span></text:p>
      <text:p text:style-name="P68"><text:span text:style-name="T25">→ Oba są używane w JS I CSS</text:span></text:p>
      <text:p text:style-name="P68"><text:span text:style-name="T25"/></text:p>
      <text:p text:style-name="P68"><text:span text:style-name="T25">→ &lt;div id=”header”&gt; - tylko raz, tam gdzie chcemy mieć nagłówek</text:span></text:p>
      <text:p text:style-name="P69"><text:span text:style-name="T25">→ &lt;div id=”navigation”&gt; - przy linkach</text:span></text:p>
      <text:p text:style-name="P69"><text:span text:style-name="T25">→ &lt;div id=”catching-a-fish-manual”&gt; - przy instrukcji łapania ryb itp.</text:span></text:p>
      <text:p text:style-name="P69"><text:span text:style-name="T25"/></text:p>
      <text:p text:style-name="P70"><text:span text:style-name="T25">→</text:span><text:span text:style-name="T13"> div class=”contact-method” - można używać wielokrotnie, np. przed każdą metodą kontaktu</text:span></text:p>
      <text:p text:style-name="P70"><text:span text:style-name="T13"/></text:p>
      <text:p text:style-name="P70"><text:span text:style-name="T13">Na razie nie będzie żadnych efektów wizualnych na stronie. Przykład, dotyczący sekcji komentarzy :</text:span></text:p>
      <text:p text:style-name="P82"><text:span text:style-name="T40">&lt;h2&gt;Tutaj jest wyjasnienie jak dzialaja classes&lt;/h2&gt;</text:span></text:p>
      <text:p text:style-name="P79">&lt;p&gt;Komentarze:&lt;/p&gt;</text:p>
      <text:p text:style-name="P83"/>
      <text:p text:style-name="P79">&lt;div id="comments"&gt;</text:p>
      <text:p text:style-name="P79">&lt;div class="single-comment"&gt;</text:p>
      <text:p text:style-name="P79">&lt;h3&gt;Author name&lt;/h3&gt;</text:p>
      <text:p text:style-name="P79">&lt;p&gt;Wszystko fajnie, dobrze graja, dobrze robia&lt;/p&gt;</text:p>
      <text:p text:style-name="P79">&lt;/div&gt;</text:p>
      <text:p text:style-name="P83"/>
      <text:p text:style-name="P79">&lt;div class="single-comment"&gt;</text:p>
      <text:p text:style-name="P79">&lt;h3&gt;Author name&lt;/h3&gt;</text:p>
      <text:p text:style-name="P79">&lt;p&gt;Wszystko zle, zle graja, zle robia&lt;/p&gt;</text:p>
      <text:p text:style-name="P79">&lt;/div&gt;</text:p>
      <text:p text:style-name="P83"/>
      <text:p text:style-name="P79">&lt;div class="single-comment"&gt;</text:p>
      <text:p text:style-name="P79">&lt;h3&gt;Author name&lt;/h3&gt;</text:p>
      <text:p text:style-name="P79">&lt;p&gt;Jest fatalnie&lt;/p&gt;</text:p>
      <text:p text:style-name="P79">&lt;/div&gt;</text:p>
      <text:p text:style-name="P83"/>
      <text:p text:style-name="P79">&lt;/div&gt;</text:p>
      <text:p text:style-name="P71"><text:span text:style-name="T13"/></text:p>
      <text:p text:style-name="P71">ADDING CSS TO HTML – FILM 15</text:p>
      <text:p text:style-name="P49">Sposoby :</text:p>
      <text:p text:style-name="P49"><text:tab/>- &gt;inline styling using the style attribute in tags</text:p>
      <text:p text:style-name="P49"><text:tab/>- &gt;within &lt;style&gt; tags in the head of the document</text:p>
      <text:p text:style-name="P49"><text:tab/>-&gt; by linking up a stylesheet in the head</text:p>
      <text:p text:style-name="P49"/>
      <text:p text:style-name="P49">USING STYLE ATTRIBUTE :</text:p>
      <text:p text:style-name="P55"><text:span text:style-name="T56">→ np. </text:span><text:span text:style-name="T59">&lt;a style="color:red" href="contact.html"&gt;Contact us&lt;/a&gt;</text:span></text:p>
      <text:p text:style-name="P49"/>
      <text:p text:style-name="P49">&lt;STYLE&gt; TAG IN THE HEAD :</text:p>
      <text:p text:style-name="P49">→ wpisujemy w head :</text:p>
      <text:p text:style-name="P50">&lt;style&gt;</text:p>
      <text:p text:style-name="P79"><text:tab/>#navigation a{</text:p>
      <text:p text:style-name="P79"><text:soft-page-break/><text:tab/>color:red;</text:p>
      <text:p text:style-name="P79"><text:tab/>}</text:p>
      <text:p text:style-name="P83"/>
      <text:p text:style-name="P79">&lt;/style&gt;</text:p>
      <text:p text:style-name="P50"/>
      <text:p text:style-name="P50">i wtedy cały tekst w sekcji o id navigation (div id=”navigation”) jest czerwony.</text:p>
      <text:p text:style-name="P49"/>
      <text:p text:style-name="P49">LINKING UP A STYLESHEET IN THE HEAD – <text:span text:style-name="T66">najlepsze rozwiązanie</text:span></text:p>
      <text:p text:style-name="P55"><text:span text:style-name="T56">→</text:span><text:span text:style-name="T62"> </text:span><text:span text:style-name="T59">&lt;link rel="stylesheet" type="text/css" href="css/main.css"&gt;</text:span></text:p>
      <text:p text:style-name="P55"><text:span text:style-name="T59"/></text:p>
      <text:p text:style-name="P56"><text:span text:style-name="T59">Teraz trzeba stworzyć folder css (w folderze, w którym jest index.html) i dodać tam plik main.css (w VSCode).</text:span></text:p>
      <text:p text:style-name="P56"><text:span text:style-name="T59"/></text:p>
      <text:p text:style-name="P56"><text:span text:style-name="T59">Np. jeśli chcemy, żeby &lt;h1&gt; były w określonym stylu wpisujemy w main.css :</text:span></text:p>
      <text:p text:style-name="P57"><text:span text:style-name="T58"/></text:p>
      <text:p text:style-name="P74">h1{</text:p>
      <text:p text:style-name="P75"><text:tab/>color:blue;</text:p>
      <text:p text:style-name="P75"><text:tab/>text-decoration: underline; - <text:span text:style-name="T65">podkreślone</text:span></text:p>
      <text:p text:style-name="P75"><text:tab/>text-transform: uppercase; - <text:span text:style-name="T66">duże litery</text:span></text:p>
      <text:p text:style-name="P75">}</text:p>
      <text:p text:style-name="P50"/>
      <text:p text:style-name="P52">UWAGA : Pamiętać o lokalizacji pliku : czyli jeśli jakiś plik jest w folderze, który już jest w folderze, w którym jest index.html to trzeba się cofnąć dwoma kropkami (href=”../css/main.css”)</text:p>
      <text:p text:style-name="P52"/>
      <text:p text:style-name="P72">ADDING <text:span text:style-name="T67">JAVASCRIPT</text:span> TO HTML – FILM 1<text:span text:style-name="T67">6</text:span></text:p>
      <text:p text:style-name="P51">Sposoby :</text:p>
      <text:p text:style-name="P51"><text:tab/>- &gt;in <text:span text:style-name="T67">the &lt;script&gt; tag in head or body</text:span></text:p>
      <text:p text:style-name="P51"><text:tab/>- &gt;<text:span text:style-name="T67">by linking a .js file in head or body</text:span></text:p>
      <text:p text:style-name="P51"><text:tab/>-&gt; <text:span text:style-name="T67">inline (not a good idea)</text:span></text:p>
      <text:p text:style-name="P51"/>
      <text:p text:style-name="P53">IN THE &lt;SCRIPT&gt; TAG IN HEAD OR BODY</text:p>
      <text:p text:style-name="P58"><text:span text:style-name="T57">→in head :</text:span></text:p>
      <text:p text:style-name="P58"><text:span text:style-name="T57"><text:s text:c="4"/></text:span><text:span text:style-name="T50">&lt;script&gt;</text:span></text:p>
      <text:p text:style-name="P75"><text:tab/>alert("Welcome to my website"); <text:s text:c="3"/>- <text:span text:style-name="T67">popup przed załadowaniem strony</text:span></text:p>
      <text:p text:style-name="P84"><text:span text:style-name="T49"><text:s text:c="4"/>&lt;/script&gt;</text:span></text:p>
      <text:p text:style-name="P53"/>
      <text:p text:style-name="P53">kiedy wpiszemy to samo do body (na koniec body) : popup wyskoczy ale w tle się wyświetli strona.</text:p>
      <text:p text:style-name="P53"/>
      <text:p text:style-name="P54">BY LINKING A .js FILE IN HEAD OR BODY</text:p>
      <text:p text:style-name="P54">→ tworzymy folder scripts i w nim plik main.js</text:p>
      <text:p text:style-name="P54">→ wpisujemy tam to samo (bez &lt;script&gt;) : <text:span text:style-name="T50">alert("Welcome to my website");</text:span></text:p>
      <text:p text:style-name="P54"><text:span text:style-name="T50">→ w index.html w body (na końcu) robimy odniesienie do pliku main.js</text:span></text:p>
      <text:p text:style-name="P59"><text:span text:style-name="T51"><text:tab/>→ </text:span><text:span text:style-name="T59">&lt;script src="scripts/main.js"&gt;&lt;/script&gt;"</text:span></text:p>
      <text:p text:style-name="P59"><text:span text:style-name="T59">→</text:span><text:span text:style-name="T60"> możemy też to zrobić w head, ale wtedy się nie wyświetli strona zanim nie zamkniemy popup-a</text:span></text:p>
      <text:p text:style-name="P59"><text:span text:style-name="T60"/></text:p>
      <text:p text:style-name="P60"><text:span text:style-name="T59"/></text:p>
      <text:p text:style-name="P60"><text:span text:style-name="T59"/></text:p>
      <text:p text:style-name="P60"><text:soft-page-break/><text:span text:style-name="T59">INLINE .js SCRIPT</text:span></text:p>
      <text:p text:style-name="P59"><text:span text:style-name="T60">np. </text:span><text:span text:style-name="T59">li&gt;&lt;a onclick="alert('Welcome to my website');" href="Prices/prices.html"&gt;Prices of subscription&lt;/a&gt;&lt;/li&gt;</text:span></text:p>
      <text:p text:style-name="P59"><text:span text:style-name="T59"/></text:p>
      <text:p text:style-name="P60"><text:span text:style-name="T59">Dzięki temu po kliknięciu w ten link </text:span><text:span text:style-name="T61">najpierw wyświetli się okienko z alertem.</text:span></text:p>
      <text:p text:style-name="P60"><text:span text:style-name="T61"/></text:p>
      <text:p text:style-name="P60"><text:span text:style-name="T59"/></text:p>
      <text:p text:style-name="P54"><text:span text:style-name="T5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6T11:21:41.615851527</meta:creation-date>
    <meta:generator>LibreOffice/6.0.7.3$Linux_X86_64 LibreOffice_project/00m0$Build-3</meta:generator>
    <dc:date>2020-02-16T23:23:53.691047813</dc:date>
    <meta:editing-duration>PT2H1M8S</meta:editing-duration>
    <meta:editing-cycles>19</meta:editing-cycles>
    <meta:document-statistic meta:table-count="0" meta:image-count="0" meta:object-count="0" meta:page-count="7" meta:paragraph-count="211" meta:word-count="1453" meta:character-count="9295" meta:non-whitespace-character-count="7922"/>
  </office:meta>
</office:document-meta>
</file>